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Dias</text:p>
          </table:table-cell>
          <table:table-cell office:value-type="string" calcext:value-type="string">
            <text:p>Horas</text:p>
          </table:table-cell>
          <table:table-cell/>
          <table:table-cell office:value-type="string" calcext:value-type="string">
            <text:p>Total de Dias</text:p>
          </table:table-cell>
          <table:table-cell/>
          <table:table-cell table:formula="of:=SUM([.F2:.F64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dastro de Curso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2]*4" office:value-type="float" office:value="16" calcext:value-type="float">
            <text:p>16</text:p>
          </table:table-cell>
          <table:table-cell/>
          <table:table-cell office:value-type="string" calcext:value-type="string">
            <text:p>Total de Horas</text:p>
          </table:table-cell>
          <table:table-cell/>
          <table:table-cell table:formula="of:=SUM([.G3:.G65])"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adastro Turma – Cadastro da Turm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3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6"/>- Cadastro de Alunos 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4]*4" office:value-type="float" office:value="16" calcext:value-type="float">
            <text:p>16</text:p>
          </table:table-cell>
          <table:table-cell/>
          <table:table-cell office:value-type="string" calcext:value-type="string">
            <text:p>Total de 12 Meses de Trabalh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6"/>- Cadastro Instruto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5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6"/>- Relatór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2"/>Montagem Diplom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7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3"/>Certidão de Curricula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8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32"/>Recibo de Recebimento do Diplom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0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2"/>Pauta de Chamad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1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2"/>Relação de Alunos para correção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2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2"/>Relação de Alunos com Código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3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stro de Disciplina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4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stro de Quadro Global de Avaliação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5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stro de Itens de Prov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16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r Prova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17]*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ção da Prova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18]*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- Relatór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6"/>Média Final e Curs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0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6"/>Grau dos D iscentes na Avaliaçã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1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6"/>Grau do Discente na Avaliaçã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2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rreção de Gabarito de Prov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3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elação de Alunos Com Códig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4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0"/>- Ferrament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9"/>Controle Geral de Grau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26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adastro de Notas Manualmen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7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adastro de Média Manualmen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28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29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ilitar Ficha de Avaliação de Curso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30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u Final da Turm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31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a Espontane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32]*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ção de Alunos com notas abaixo da médi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33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erencia do Sistema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Cadastro de Usuário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36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Cabeçalhos de Documento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37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belas Auxilia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1"/>Cadastro de Posto Graduaçã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0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Cadastro de Especialidad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1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Cadastro de Unidad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2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Cadastro de Pais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3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Cadastro da Tabela de Desligament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4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Cadastro de Responsáveis pela assinatura de documento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5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sult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0"/>Relação de Alunos e Instruor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8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0"/>Relação de Cursos Finalizado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49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0"/>Historic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50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0"/>Historico APAC/ASE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51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rrament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1"/>Cadastro do PTS Bas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54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Configuração do Sistem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55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Alterar Senh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56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chas de Avaliação de Curs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1"/>Cadastro das Fichas de Avaliaçã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59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1"/>Modulos de tratamento das Fichas de Avaliação de Cursos 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60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statistica de Cursos Em Andament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62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2"/>Cursos Planejado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63]*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2"/>Cursos Finalizado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64]*4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4T13:50:50.585000000</meta:creation-date>
    <dc:date>2021-01-04T15:09:21.096000000</dc:date>
    <meta:editing-duration>PT25M37S</meta:editing-duration>
    <meta:editing-cycles>2</meta:editing-cycles>
    <meta:generator>LibreOffice/6.4.4.2$Windows_X86_64 LibreOffice_project/3d775be2011f3886db32dfd395a6a6d1ca2630ff</meta:generator>
    <meta:document-statistic meta:table-count="1" meta:cell-count="159" meta:object-count="0"/>
  </office:meta>
</office:document-meta>
</file>